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silonNode._las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psilonNode._followPosition( BitSet [ ] follow , SyntaxNode [ ] 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psilonNode._clone( int po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ilonNode._firs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psilonNode._nu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